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177000000FA0C3824DD6CD5036AA.jpg" manifest:media-type="image/jpeg"/>
  <manifest:file-entry manifest:full-path="Pictures/10000001000003E8000003E8E1DF447728596612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automatic-styles>
    <style:style style:name="P1" style:family="paragraph" style:parent-style-name="Text_20_body">
      <style:text-properties officeooo:paragraph-rsid="0072ab38"/>
    </style:style>
    <style:style style:name="P2" style:family="paragraph" style:parent-style-name="Text_20_body">
      <style:paragraph-properties fo:break-before="page"/>
      <style:text-properties officeooo:paragraph-rsid="0072ab38"/>
    </style:style>
    <style:style style:name="P3" style:family="paragraph" style:parent-style-name="Title">
      <style:text-properties officeooo:paragraph-rsid="0077a271"/>
    </style:style>
    <style:style style:name="fr1" style:family="graphic" style:parent-style-name="Graphics">
      <style:graphic-properties style:protect="content size position" style:vertical-pos="bottom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3.999cm, 8.664cm, 1.849cm, 10.497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《<text:ruby text:style-name="Ru1"><text:ruby-base>歸</text:ruby-base><text:ruby-text>kui</text:ruby-text></text:ruby> <text:ruby text:style-name="Ru1"><text:ruby-base>去</text:ruby-base><text:ruby-text>khì</text:ruby-text></text:ruby> <text:ruby text:style-name="Ru1"><text:ruby-base>來</text:ruby-base><text:ruby-text>lâi</text:ruby-text></text:ruby> <text:ruby text:style-name="Ru1"><text:ruby-base>辭</text:ruby-base><text:ruby-text>sû</text:ruby-text></text:ruby>》</text:p>
      <text:p text:style-name="P1"><text:ruby text:style-name="Ru1"><text:ruby-base>歸</text:ruby-base><text:ruby-text>kui</text:ruby-text></text:ruby> <text:ruby text:style-name="Ru1"><text:ruby-base>去</text:ruby-base><text:ruby-text>khì</text:ruby-text></text:ruby> <text:ruby text:style-name="Ru1"><text:ruby-base>來</text:ruby-base><text:ruby-text>lâi</text:ruby-text></text:ruby> <text:ruby text:style-name="Ru1"><text:ruby-base>兮</text:ruby-base><text:ruby-text>hē</text:ruby-text></text:ruby> ， <text:line-break/><text:ruby text:style-name="Ru1"><text:ruby-base>田</text:ruby-base><text:ruby-text>tiân</text:ruby-text></text:ruby> <text:ruby text:style-name="Ru1"><text:ruby-base>󠇡園</text:ruby-base><text:ruby-text>oân</text:ruby-text></text:ruby> <text:ruby text:style-name="Ru1"><text:ruby-base>󠇡將</text:ruby-base><text:ruby-text>chiong</text:ruby-text></text:ruby> <text:ruby text:style-name="Ru1"><text:ruby-base>蕪</text:ruby-base><text:ruby-text>bû</text:ruby-text></text:ruby> ， <text:line-break/><text:ruby text:style-name="Ru1"><text:ruby-base>胡</text:ruby-base><text:ruby-text>hô͘</text:ruby-text></text:ruby> <text:ruby text:style-name="Ru1"><text:ruby-base>不</text:ruby-base><text:ruby-text>put</text:ruby-text></text:ruby> <text:ruby text:style-name="Ru1"><text:ruby-base>歸</text:ruby-base><text:ruby-text>kui</text:ruby-text></text:ruby> ？ <text:line-break/><text:soft-page-break/><text:ruby text:style-name="Ru1"><text:ruby-base>既</text:ruby-base><text:ruby-text>kì</text:ruby-text></text:ruby> <text:ruby text:style-name="Ru1"><text:ruby-base>自</text:ruby-base><text:ruby-text>chū</text:ruby-text></text:ruby> <text:ruby text:style-name="Ru1"><text:ruby-base>以</text:ruby-base><text:ruby-text>í</text:ruby-text></text:ruby> <text:ruby text:style-name="Ru1"><text:ruby-base>心</text:ruby-base><text:ruby-text>sim</text:ruby-text></text:ruby> <text:ruby text:style-name="Ru1"><text:ruby-base>爲</text:ruby-base><text:ruby-text>ūi</text:ruby-text></text:ruby> <text:ruby text:style-name="Ru1"><text:ruby-base>形</text:ruby-base><text:ruby-text>hêng</text:ruby-text></text:ruby> <text:ruby text:style-name="Ru1"><text:ruby-base>役</text:ruby-base><text:ruby-text>e̍k</text:ruby-text></text:ruby> ， <text:line-break/><text:ruby text:style-name="Ru1"><text:ruby-base>奚</text:ruby-base><text:ruby-text>hê</text:ruby-text></text:ruby> <text:ruby text:style-name="Ru1"><text:ruby-base>惆</text:ruby-base><text:ruby-text>tiû</text:ruby-text></text:ruby> <text:ruby text:style-name="Ru1"><text:ruby-base>悵</text:ruby-base><text:ruby-text>tiàng</text:ruby-text></text:ruby> <text:ruby text:style-name="Ru1"><text:ruby-base>而</text:ruby-base><text:ruby-text>jî</text:ruby-text></text:ruby> <text:ruby text:style-name="Ru1"><text:ruby-base>獨</text:ruby-base><text:ruby-text>to̍k</text:ruby-text></text:ruby> <text:ruby text:style-name="Ru1"><text:ruby-base>悲</text:ruby-base><text:ruby-text>pi</text:ruby-text></text:ruby> ？ <text:line-break/><text:ruby text:style-name="Ru1"><text:ruby-base>悟</text:ruby-base><text:ruby-text>ngō͘</text:ruby-text></text:ruby> <text:ruby text:style-name="Ru1"><text:ruby-base>已</text:ruby-base><text:ruby-text>í</text:ruby-text></text:ruby> <text:ruby text:style-name="Ru1"><text:ruby-base>往</text:ruby-base><text:ruby-text>óng</text:ruby-text></text:ruby> <text:ruby text:style-name="Ru1"><text:ruby-base>之</text:ruby-base><text:ruby-text>chi</text:ruby-text></text:ruby> <text:ruby text:style-name="Ru1"><text:ruby-base>不</text:ruby-base><text:ruby-text>put</text:ruby-text></text:ruby> <text:ruby text:style-name="Ru1"><text:ruby-base>諫</text:ruby-base><text:ruby-text>kàn</text:ruby-text></text:ruby> ， <text:line-break/><text:ruby text:style-name="Ru1"><text:ruby-base>知</text:ruby-base><text:ruby-text>ti</text:ruby-text></text:ruby> <text:ruby text:style-name="Ru1"><text:ruby-base>󠇡來</text:ruby-base><text:ruby-text>lâi</text:ruby-text></text:ruby> <text:ruby text:style-name="Ru1"><text:ruby-base>者</text:ruby-base><text:ruby-text>chiá</text:ruby-text></text:ruby> <text:ruby text:style-name="Ru1"><text:ruby-base>之</text:ruby-base><text:ruby-text>chi</text:ruby-text></text:ruby> <text:ruby text:style-name="Ru1"><text:ruby-base>可</text:ruby-base><text:ruby-text>khó</text:ruby-text></text:ruby> <text:ruby text:style-name="Ru1"><text:ruby-base>追</text:ruby-base><text:ruby-text>tui</text:ruby-text></text:ruby> 。 <text:line-break/><text:soft-page-break/><text:ruby text:style-name="Ru1"><text:ruby-base>實</text:ruby-base><text:ruby-text>si̍t</text:ruby-text></text:ruby> <text:ruby text:style-name="Ru1"><text:ruby-base>迷</text:ruby-base><text:ruby-text>bê</text:ruby-text></text:ruby> <text:ruby text:style-name="Ru1"><text:ruby-base>途</text:ruby-base><text:ruby-text>tô͘</text:ruby-text></text:ruby> <text:ruby text:style-name="Ru1"><text:ruby-base>其</text:ruby-base><text:ruby-text>kî</text:ruby-text></text:ruby> <text:ruby text:style-name="Ru1"><text:ruby-base>未</text:ruby-base><text:ruby-text>bī</text:ruby-text></text:ruby> <text:ruby text:style-name="Ru1"><text:ruby-base>󠇡遠</text:ruby-base><text:ruby-text>oán</text:ruby-text></text:ruby> 󠇡， <text:line-break/><text:ruby text:style-name="Ru1"><text:ruby-base>覺</text:ruby-base><text:ruby-text>kak</text:ruby-text></text:ruby> <text:ruby text:style-name="Ru1"><text:ruby-base>今</text:ruby-base><text:ruby-text>kim</text:ruby-text></text:ruby> <text:ruby text:style-name="Ru1"><text:ruby-base>󠇢是</text:ruby-base><text:ruby-text>sī</text:ruby-text></text:ruby> <text:ruby text:style-name="Ru1"><text:ruby-base>而</text:ruby-base><text:ruby-text>jî</text:ruby-text></text:ruby> <text:ruby text:style-name="Ru1"><text:ruby-base>󠇡昨</text:ruby-base><text:ruby-text>cho̍h</text:ruby-text></text:ruby> <text:ruby text:style-name="Ru1"><text:ruby-base>󠇡非</text:ruby-base><text:ruby-text>hui</text:ruby-text></text:ruby> 。 <text:line-break/><text:ruby text:style-name="Ru1"><text:ruby-base>舟</text:ruby-base><text:ruby-text>chiu</text:ruby-text></text:ruby> <text:ruby text:style-name="Ru1"><text:ruby-base>遙</text:ruby-base><text:ruby-text>iâu</text:ruby-text></text:ruby> <text:ruby text:style-name="Ru1"><text:ruby-base>遙</text:ruby-base><text:ruby-text>iâu</text:ruby-text></text:ruby> <text:ruby text:style-name="Ru1"><text:ruby-base>以</text:ruby-base><text:ruby-text>í</text:ruby-text></text:ruby> <text:ruby text:style-name="Ru1"><text:ruby-base>輕</text:ruby-base><text:ruby-text>kheng</text:ruby-text></text:ruby> <text:ruby text:style-name="Ru1"><text:ruby-base>󠇡颺</text:ruby-base><text:ruby-text>iāⁿ</text:ruby-text></text:ruby> ， <text:line-break/><text:ruby text:style-name="Ru1"><text:ruby-base>風</text:ruby-base><text:ruby-text>hong</text:ruby-text></text:ruby> <text:ruby text:style-name="Ru1"><text:ruby-base>飄</text:ruby-base><text:ruby-text>phiau</text:ruby-text></text:ruby> <text:ruby text:style-name="Ru1"><text:ruby-base>飄</text:ruby-base><text:ruby-text>phiau</text:ruby-text></text:ruby> <text:ruby text:style-name="Ru1"><text:ruby-base>而</text:ruby-base><text:ruby-text>jî</text:ruby-text></text:ruby> <text:ruby text:style-name="Ru1"><text:ruby-base>吹</text:ruby-base><text:ruby-text>chhui</text:ruby-text></text:ruby> <text:ruby text:style-name="Ru1"><text:ruby-base>󠇢衣</text:ruby-base><text:ruby-text>i</text:ruby-text></text:ruby> 。 <text:line-break/><text:soft-page-break/><text:ruby text:style-name="Ru1"><text:ruby-base>問</text:ruby-base><text:ruby-text>būn</text:ruby-text></text:ruby> <text:ruby text:style-name="Ru1"><text:ruby-base>󠇡征</text:ruby-base><text:ruby-text>cheng</text:ruby-text></text:ruby> <text:ruby text:style-name="Ru1"><text:ruby-base>夫</text:ruby-base><text:ruby-text>hu</text:ruby-text></text:ruby> <text:ruby text:style-name="Ru1"><text:ruby-base>以</text:ruby-base><text:ruby-text>í</text:ruby-text></text:ruby> <text:ruby text:style-name="Ru1"><text:ruby-base>前</text:ruby-base><text:ruby-text>chiân</text:ruby-text></text:ruby> <text:ruby text:style-name="Ru1"><text:ruby-base>󠇡路</text:ruby-base><text:ruby-text>lō͘</text:ruby-text></text:ruby> ， <text:line-break/><text:ruby text:style-name="Ru1"><text:ruby-base>恨</text:ruby-base><text:ruby-text>hūn</text:ruby-text></text:ruby> <text:ruby text:style-name="Ru1"><text:ruby-base>晨</text:ruby-base><text:ruby-text>sîn</text:ruby-text></text:ruby> <text:ruby text:style-name="Ru1"><text:ruby-base>光</text:ruby-base><text:ruby-text>kong</text:ruby-text></text:ruby> <text:ruby text:style-name="Ru1"><text:ruby-base>之</text:ruby-base><text:ruby-text>chi</text:ruby-text></text:ruby> <text:ruby text:style-name="Ru1"><text:ruby-base>熹</text:ruby-base><text:ruby-text>hi</text:ruby-text></text:ruby> <text:ruby text:style-name="Ru1"><text:ruby-base>微</text:ruby-base><text:ruby-text>bî</text:ruby-text></text:ruby> 。 <text:line-break/><text:ruby text:style-name="Ru1"><text:ruby-base>乃</text:ruby-base><text:ruby-text>nái</text:ruby-text></text:ruby> <text:ruby text:style-name="Ru1"><text:ruby-base>瞻</text:ruby-base><text:ruby-text>chiam</text:ruby-text></text:ruby> <text:ruby text:style-name="Ru1"><text:ruby-base>衡</text:ruby-base><text:ruby-text>hêng</text:ruby-text></text:ruby> <text:ruby text:style-name="Ru1"><text:ruby-base>宇</text:ruby-base><text:ruby-text>ú</text:ruby-text></text:ruby> ， <text:ruby text:style-name="Ru1"><text:ruby-base>載</text:ruby-base><text:ruby-text>chài</text:ruby-text></text:ruby> <text:ruby text:style-name="Ru1"><text:ruby-base>欣</text:ruby-base><text:ruby-text>him</text:ruby-text></text:ruby> <text:ruby text:style-name="Ru1"><text:ruby-base>載</text:ruby-base><text:ruby-text>chài</text:ruby-text></text:ruby> <text:ruby text:style-name="Ru1"><text:ruby-base>奔</text:ruby-base><text:ruby-text>phun</text:ruby-text></text:ruby> 。 <text:line-break/><text:ruby text:style-name="Ru1"><text:ruby-base>僮</text:ruby-base><text:ruby-text>tông</text:ruby-text></text:ruby> <text:ruby text:style-name="Ru1"><text:ruby-base>僕</text:ruby-base><text:ruby-text>po̍k</text:ruby-text></text:ruby> <text:ruby text:style-name="Ru1"><text:ruby-base>歡</text:ruby-base><text:ruby-text>hoan</text:ruby-text></text:ruby> <text:ruby text:style-name="Ru1"><text:ruby-base>󠇡迎</text:ruby-base><text:ruby-text>gêng</text:ruby-text></text:ruby> 󠇡， <text:ruby text:style-name="Ru1"><text:ruby-base>稚</text:ruby-base><text:ruby-text>tī</text:ruby-text></text:ruby> <text:ruby text:style-name="Ru1"><text:ruby-base>子</text:ruby-base><text:ruby-text>chú</text:ruby-text></text:ruby> 󠇡<text:ruby text:style-name="Ru1"><text:ruby-base>候</text:ruby-base><text:ruby-text>hāu</text:ruby-text></text:ruby> <text:ruby text:style-name="Ru1"><text:ruby-base>󠇡門</text:ruby-base><text:ruby-text>bûn</text:ruby-text></text:ruby> 󠇡。 <text:line-break/><text:soft-page-break/><text:ruby text:style-name="Ru1"><text:ruby-base>三</text:ruby-base><text:ruby-text>sam</text:ruby-text></text:ruby> <text:ruby text:style-name="Ru1"><text:ruby-base>󠇡徑</text:ruby-base><text:ruby-text>kèng</text:ruby-text></text:ruby> <text:ruby text:style-name="Ru1"><text:ruby-base>就</text:ruby-base><text:ruby-text>chiū</text:ruby-text></text:ruby> <text:ruby text:style-name="Ru1"><text:ruby-base>󠇡荒</text:ruby-base><text:ruby-text>hong</text:ruby-text></text:ruby> 󠇡， <text:ruby text:style-name="Ru1"><text:ruby-base>鬆</text:ruby-base><text:ruby-text>song</text:ruby-text></text:ruby> <text:ruby text:style-name="Ru1"><text:ruby-base>󠇡菊</text:ruby-base><text:ruby-text>kiok</text:ruby-text></text:ruby> <text:ruby text:style-name="Ru1"><text:ruby-base>猶</text:ruby-base><text:ruby-text>iû</text:ruby-text></text:ruby> <text:ruby text:style-name="Ru1"><text:ruby-base>󠇢存</text:ruby-base><text:ruby-text>chhûn</text:ruby-text></text:ruby> 󠇡。 <text:line-break/><text:ruby text:style-name="Ru1"><text:ruby-base>攜</text:ruby-base><text:ruby-text>hê</text:ruby-text></text:ruby> <text:ruby text:style-name="Ru1"><text:ruby-base>幼</text:ruby-base><text:ruby-text>iù</text:ruby-text></text:ruby> <text:ruby text:style-name="Ru1"><text:ruby-base>入</text:ruby-base><text:ruby-text>ji̍p</text:ruby-text></text:ruby> <text:ruby text:style-name="Ru1"><text:ruby-base>室</text:ruby-base><text:ruby-text>sek</text:ruby-text></text:ruby> ， <text:ruby text:style-name="Ru1"><text:ruby-base>有</text:ruby-base><text:ruby-text>iú</text:ruby-text></text:ruby> <text:ruby text:style-name="Ru1"><text:ruby-base>󠇡酒</text:ruby-base><text:ruby-text>chiú</text:ruby-text></text:ruby> <text:ruby text:style-name="Ru1"><text:ruby-base>盈</text:ruby-base><text:ruby-text>êng</text:ruby-text></text:ruby> <text:ruby text:style-name="Ru1"><text:ruby-base>樽</text:ruby-base><text:ruby-text>chun</text:ruby-text></text:ruby> 。 <text:line-break/><text:ruby text:style-name="Ru1"><text:ruby-base>引</text:ruby-base><text:ruby-text>ín</text:ruby-text></text:ruby> <text:ruby text:style-name="Ru1"><text:ruby-base>壺</text:ruby-base><text:ruby-text>hô͘</text:ruby-text></text:ruby> <text:ruby text:style-name="Ru1"><text:ruby-base>󠇡觴</text:ruby-base><text:ruby-text>siang</text:ruby-text></text:ruby> <text:ruby text:style-name="Ru1"><text:ruby-base>以</text:ruby-base><text:ruby-text>í</text:ruby-text></text:ruby> <text:ruby text:style-name="Ru1"><text:ruby-base>自</text:ruby-base><text:ruby-text>chū</text:ruby-text></text:ruby> <text:ruby text:style-name="Ru1"><text:ruby-base>酌</text:ruby-base><text:ruby-text>chiok</text:ruby-text></text:ruby> ， <text:line-break/><text:ruby text:style-name="Ru1"><text:ruby-base>眄</text:ruby-base><text:ruby-text>bián</text:ruby-text></text:ruby> <text:ruby text:style-name="Ru1"><text:ruby-base>庭</text:ruby-base><text:ruby-text>têng</text:ruby-text></text:ruby> <text:ruby text:style-name="Ru1"><text:ruby-base>柯</text:ruby-base><text:ruby-text>kho</text:ruby-text></text:ruby> <text:ruby text:style-name="Ru1"><text:ruby-base>󠇡以</text:ruby-base><text:ruby-text>í</text:ruby-text></text:ruby> <text:ruby text:style-name="Ru1"><text:ruby-base>怡</text:ruby-base><text:ruby-text>î</text:ruby-text></text:ruby> <text:ruby text:style-name="Ru1"><text:ruby-base>顏</text:ruby-base><text:ruby-text>gân</text:ruby-text></text:ruby> 。 <text:line-break/><text:soft-page-break/><text:ruby text:style-name="Ru1"><text:ruby-base>倚</text:ruby-base><text:ruby-text>í</text:ruby-text></text:ruby> <text:ruby text:style-name="Ru1"><text:ruby-base>󠇡南</text:ruby-base><text:ruby-text>lâm</text:ruby-text></text:ruby> <text:ruby text:style-name="Ru1"><text:ruby-base>窗</text:ruby-base><text:ruby-text>chhong</text:ruby-text></text:ruby> <text:ruby text:style-name="Ru1"><text:ruby-base>󠇡以</text:ruby-base><text:ruby-text>í</text:ruby-text></text:ruby> <text:ruby text:style-name="Ru1"><text:ruby-base>寄</text:ruby-base><text:ruby-text>kì</text:ruby-text></text:ruby> <text:ruby text:style-name="Ru1"><text:ruby-base>󠇡傲</text:ruby-base><text:ruby-text>ngō͘</text:ruby-text></text:ruby> ， <text:line-break/><text:ruby text:style-name="Ru1"><text:ruby-base>審</text:ruby-base><text:ruby-text>sím</text:ruby-text></text:ruby> <text:ruby text:style-name="Ru1"><text:ruby-base>容</text:ruby-base><text:ruby-text>iông</text:ruby-text></text:ruby> <text:ruby text:style-name="Ru1"><text:ruby-base>膝</text:ruby-base><text:ruby-text>sit</text:ruby-text></text:ruby> <text:ruby text:style-name="Ru1"><text:ruby-base>之</text:ruby-base><text:ruby-text>chi</text:ruby-text></text:ruby> <text:ruby text:style-name="Ru1"><text:ruby-base>易</text:ruby-base><text:ruby-text>e̍k</text:ruby-text></text:ruby> <text:ruby text:style-name="Ru1"><text:ruby-base>安</text:ruby-base><text:ruby-text>an</text:ruby-text></text:ruby> 。 <text:line-break/><text:ruby text:style-name="Ru1"><text:ruby-base>園</text:ruby-base><text:ruby-text>oân</text:ruby-text></text:ruby> <text:ruby text:style-name="Ru1"><text:ruby-base>󠇡日</text:ruby-base><text:ruby-text>ji̍t</text:ruby-text></text:ruby> <text:ruby text:style-name="Ru1"><text:ruby-base>涉</text:ruby-base><text:ruby-text>sia̍p</text:ruby-text></text:ruby> <text:ruby text:style-name="Ru1"><text:ruby-base>以</text:ruby-base><text:ruby-text>í</text:ruby-text></text:ruby> <text:ruby text:style-name="Ru1"><text:ruby-base>成</text:ruby-base><text:ruby-text>sêng</text:ruby-text></text:ruby> <text:ruby text:style-name="Ru1"><text:ruby-base>趣</text:ruby-base><text:ruby-text>chhù</text:ruby-text></text:ruby> ， <text:line-break/><text:ruby text:style-name="Ru1"><text:ruby-base>門</text:ruby-base><text:ruby-text>bûn</text:ruby-text></text:ruby> <text:ruby text:style-name="Ru1"><text:ruby-base>󠇡雖</text:ruby-base><text:ruby-text>sui</text:ruby-text></text:ruby> <text:ruby text:style-name="Ru1"><text:ruby-base>設</text:ruby-base><text:ruby-text>siat</text:ruby-text></text:ruby> <text:ruby text:style-name="Ru1"><text:ruby-base>而</text:ruby-base><text:ruby-text>jî</text:ruby-text></text:ruby> <text:ruby text:style-name="Ru1"><text:ruby-base>常</text:ruby-base><text:ruby-text>siông</text:ruby-text></text:ruby> <text:ruby text:style-name="Ru1"><text:ruby-base>關</text:ruby-base><text:ruby-text>koan</text:ruby-text></text:ruby> 。 <text:line-break/><text:soft-page-break/><text:ruby text:style-name="Ru1"><text:ruby-base>策</text:ruby-base><text:ruby-text>chhek</text:ruby-text></text:ruby> <text:ruby text:style-name="Ru1"><text:ruby-base>扶</text:ruby-base><text:ruby-text>hû</text:ruby-text></text:ruby> <text:ruby text:style-name="Ru1"><text:ruby-base>老</text:ruby-base><text:ruby-text>nó͘</text:ruby-text></text:ruby> <text:ruby text:style-name="Ru1"><text:ruby-base>󠇣以</text:ruby-base><text:ruby-text>í</text:ruby-text></text:ruby> <text:ruby text:style-name="Ru1"><text:ruby-base>流</text:ruby-base><text:ruby-text>liû</text:ruby-text></text:ruby> <text:ruby text:style-name="Ru1"><text:ruby-base>󠇡憩</text:ruby-base><text:ruby-text>khè</text:ruby-text></text:ruby> ， <text:line-break/><text:ruby text:style-name="Ru1"><text:ruby-base>時</text:ruby-base><text:ruby-text>sî</text:ruby-text></text:ruby> <text:ruby text:style-name="Ru1"><text:ruby-base>矯</text:ruby-base><text:ruby-text>kiáu</text:ruby-text></text:ruby> <text:ruby text:style-name="Ru1"><text:ruby-base>首</text:ruby-base><text:ruby-text>siú</text:ruby-text></text:ruby> <text:ruby text:style-name="Ru1"><text:ruby-base>而</text:ruby-base><text:ruby-text>jî</text:ruby-text></text:ruby> <text:ruby text:style-name="Ru1"><text:ruby-base>遐</text:ruby-base><text:ruby-text>hiâ</text:ruby-text></text:ruby> <text:ruby text:style-name="Ru1"><text:ruby-base>󠇢觀</text:ruby-base><text:ruby-text>koan</text:ruby-text></text:ruby> 。 <text:line-break/><text:ruby text:style-name="Ru1"><text:ruby-base>雲</text:ruby-base><text:ruby-text>hûn</text:ruby-text></text:ruby> <text:ruby text:style-name="Ru1"><text:ruby-base>無</text:ruby-base><text:ruby-text>bû</text:ruby-text></text:ruby> <text:ruby text:style-name="Ru1"><text:ruby-base>󠇡心</text:ruby-base><text:ruby-text>sim</text:ruby-text></text:ruby> <text:ruby text:style-name="Ru1"><text:ruby-base>以</text:ruby-base><text:ruby-text>í</text:ruby-text></text:ruby> <text:ruby text:style-name="Ru1"><text:ruby-base>出</text:ruby-base><text:ruby-text>chhut</text:ruby-text></text:ruby> <text:ruby text:style-name="Ru1"><text:ruby-base>岫</text:ruby-base><text:ruby-text>siū</text:ruby-text></text:ruby> ， <text:line-break/><text:ruby text:style-name="Ru1"><text:ruby-base>鳥</text:ruby-base><text:ruby-text>niáu</text:ruby-text></text:ruby> <text:ruby text:style-name="Ru1"><text:ruby-base>󠇡倦</text:ruby-base><text:ruby-text>koān</text:ruby-text></text:ruby> <text:ruby text:style-name="Ru1"><text:ruby-base>飛</text:ruby-base><text:ruby-text>hui</text:ruby-text></text:ruby> <text:ruby text:style-name="Ru1"><text:ruby-base>󠇡而</text:ruby-base><text:ruby-text>jî</text:ruby-text></text:ruby> <text:ruby text:style-name="Ru1"><text:ruby-base>知</text:ruby-base><text:ruby-text>ti</text:ruby-text></text:ruby> <text:ruby text:style-name="Ru1"><text:ruby-base>󠇡還</text:ruby-base><text:ruby-text>hoân</text:ruby-text></text:ruby> 󠇢。 <text:line-break/><text:soft-page-break/><text:ruby text:style-name="Ru1"><text:ruby-base>景</text:ruby-base><text:ruby-text>kéng</text:ruby-text></text:ruby> <text:ruby text:style-name="Ru1"><text:ruby-base>翳</text:ruby-base><text:ruby-text>è</text:ruby-text></text:ruby> <text:ruby text:style-name="Ru1"><text:ruby-base>󠇡翳</text:ruby-base><text:ruby-text>è</text:ruby-text></text:ruby> <text:ruby text:style-name="Ru1"><text:ruby-base>󠇡以</text:ruby-base><text:ruby-text>í</text:ruby-text></text:ruby> <text:ruby text:style-name="Ru1"><text:ruby-base>將</text:ruby-base><text:ruby-text>chiong</text:ruby-text></text:ruby> <text:ruby text:style-name="Ru1"><text:ruby-base>入</text:ruby-base><text:ruby-text>ji̍p</text:ruby-text></text:ruby> ， <text:line-break/><text:ruby text:style-name="Ru1"><text:ruby-base>撫</text:ruby-base><text:ruby-text>hu</text:ruby-text></text:ruby> <text:ruby text:style-name="Ru1"><text:ruby-base>󠇡孤</text:ruby-base><text:ruby-text>ko͘</text:ruby-text></text:ruby> <text:ruby text:style-name="Ru1"><text:ruby-base>鬆</text:ruby-base><text:ruby-text>song</text:ruby-text></text:ruby> <text:ruby text:style-name="Ru1"><text:ruby-base>󠇡而</text:ruby-base><text:ruby-text>jî</text:ruby-text></text:ruby> <text:ruby text:style-name="Ru1"><text:ruby-base>盤</text:ruby-base><text:ruby-text>phoân</text:ruby-text></text:ruby> <text:ruby text:style-name="Ru1"><text:ruby-base>󠇡桓</text:ruby-base><text:ruby-text>hoân</text:ruby-text></text:ruby> 。 </text:p>
      <text:p text:style-name="P2"><text:ruby text:style-name="Ru1"><text:ruby-base>歸</text:ruby-base><text:ruby-text>kui</text:ruby-text></text:ruby> <text:ruby text:style-name="Ru1"><text:ruby-base>去</text:ruby-base><text:ruby-text>khì</text:ruby-text></text:ruby> <text:ruby text:style-name="Ru1"><text:ruby-base>來</text:ruby-base><text:ruby-text>lâi</text:ruby-text></text:ruby> <text:ruby text:style-name="Ru1"><text:ruby-base>兮</text:ruby-base><text:ruby-text>hē</text:ruby-text></text:ruby> ！ <text:line-break/><text:ruby text:style-name="Ru1"><text:ruby-base>請</text:ruby-base><text:ruby-text>chhéng</text:ruby-text></text:ruby> <text:ruby text:style-name="Ru1"><text:ruby-base>󠇡息</text:ruby-base><text:ruby-text>sek</text:ruby-text></text:ruby> <text:ruby text:style-name="Ru1"><text:ruby-base>󠇡交</text:ruby-base><text:ruby-text>kau</text:ruby-text></text:ruby> <text:ruby text:style-name="Ru1"><text:ruby-base>以</text:ruby-base><text:ruby-text>í</text:ruby-text></text:ruby> <text:ruby text:style-name="Ru1"><text:ruby-base>絕</text:ruby-base><text:ruby-text>choa̍t</text:ruby-text></text:ruby> <text:ruby text:style-name="Ru1"><text:ruby-base>遊</text:ruby-base><text:ruby-text>iû</text:ruby-text></text:ruby> 。 <text:line-break/><text:ruby text:style-name="Ru1"><text:ruby-base>世</text:ruby-base><text:ruby-text>sè</text:ruby-text></text:ruby> <text:ruby text:style-name="Ru1"><text:ruby-base>與</text:ruby-base><text:ruby-text>ú</text:ruby-text></text:ruby> <text:ruby text:style-name="Ru1"><text:ruby-base>我</text:ruby-base><text:ruby-text>ngó͘</text:ruby-text></text:ruby> <text:ruby text:style-name="Ru1"><text:ruby-base>󠇡而</text:ruby-base><text:ruby-text>jî</text:ruby-text></text:ruby> <text:ruby text:style-name="Ru1"><text:ruby-base>相</text:ruby-base><text:ruby-text>siong</text:ruby-text></text:ruby> <text:ruby text:style-name="Ru1"><text:ruby-base>󠇡違</text:ruby-base><text:ruby-text>ûi</text:ruby-text></text:ruby> ， <text:line-break/><text:ruby text:style-name="Ru1"><text:ruby-base>復</text:ruby-base><text:ruby-text>ho̍k</text:ruby-text></text:ruby> <text:ruby text:style-name="Ru1"><text:ruby-base>駕</text:ruby-base><text:ruby-text>kà</text:ruby-text></text:ruby> <text:ruby text:style-name="Ru1"><text:ruby-base>言</text:ruby-base><text:ruby-text>giân</text:ruby-text></text:ruby> <text:ruby text:style-name="Ru1"><text:ruby-base>兮</text:ruby-base><text:ruby-text>hē</text:ruby-text></text:ruby> <text:ruby text:style-name="Ru1"><text:ruby-base>焉</text:ruby-base><text:ruby-text>ian</text:ruby-text></text:ruby> <text:ruby text:style-name="Ru1"><text:ruby-base>求</text:ruby-base><text:ruby-text>kiû</text:ruby-text></text:ruby> ？ <text:line-break/><text:soft-page-break/><text:ruby text:style-name="Ru1"><text:ruby-base>悅</text:ruby-base><text:ruby-text>oa̍t</text:ruby-text></text:ruby> <text:ruby text:style-name="Ru1"><text:ruby-base>󠇡親</text:ruby-base><text:ruby-text>chhin</text:ruby-text></text:ruby> <text:ruby text:style-name="Ru1"><text:ruby-base>戚</text:ruby-base><text:ruby-text>chhek</text:ruby-text></text:ruby> <text:ruby text:style-name="Ru1"><text:ruby-base>之</text:ruby-base><text:ruby-text>chi</text:ruby-text></text:ruby> <text:ruby text:style-name="Ru1"><text:ruby-base>情</text:ruby-base><text:ruby-text>chêng</text:ruby-text></text:ruby> <text:ruby text:style-name="Ru1"><text:ruby-base>話</text:ruby-base><text:ruby-text>ōe</text:ruby-text></text:ruby> ， <text:line-break/><text:ruby text:style-name="Ru1"><text:ruby-base>樂</text:ruby-base><text:ruby-text>lo̍k</text:ruby-text></text:ruby> <text:ruby text:style-name="Ru1"><text:ruby-base>琴</text:ruby-base><text:ruby-text>khîm</text:ruby-text></text:ruby> <text:ruby text:style-name="Ru1"><text:ruby-base>書</text:ruby-base><text:ruby-text>su</text:ruby-text></text:ruby> <text:ruby text:style-name="Ru1"><text:ruby-base>以</text:ruby-base><text:ruby-text>í</text:ruby-text></text:ruby> <text:ruby text:style-name="Ru1"><text:ruby-base>消</text:ruby-base><text:ruby-text>siau</text:ruby-text></text:ruby> <text:ruby text:style-name="Ru1"><text:ruby-base>憂</text:ruby-base><text:ruby-text>iu</text:ruby-text></text:ruby> 。 <text:line-break/><text:ruby text:style-name="Ru1"><text:ruby-base>農</text:ruby-base><text:ruby-text>lông</text:ruby-text></text:ruby> <text:ruby text:style-name="Ru1"><text:ruby-base>人</text:ruby-base><text:ruby-text>jîn</text:ruby-text></text:ruby> <text:ruby text:style-name="Ru1"><text:ruby-base>󠇡告</text:ruby-base><text:ruby-text>kò</text:ruby-text></text:ruby> <text:ruby text:style-name="Ru1"><text:ruby-base>餘</text:ruby-base><text:ruby-text>û</text:ruby-text></text:ruby> <text:ruby text:style-name="Ru1"><text:ruby-base>以</text:ruby-base><text:ruby-text>í</text:ruby-text></text:ruby> <text:ruby text:style-name="Ru1"><text:ruby-base>春</text:ruby-base><text:ruby-text>chhun</text:ruby-text></text:ruby> <text:ruby text:style-name="Ru1"><text:ruby-base>及</text:ruby-base><text:ruby-text>ki̍p</text:ruby-text></text:ruby> ， <text:line-break/><text:ruby text:style-name="Ru1"><text:ruby-base>將</text:ruby-base><text:ruby-text>chiong</text:ruby-text></text:ruby> <text:ruby text:style-name="Ru1"><text:ruby-base>有</text:ruby-base><text:ruby-text>iú</text:ruby-text></text:ruby> <text:ruby text:style-name="Ru1"><text:ruby-base>󠇡事</text:ruby-base><text:ruby-text>sū</text:ruby-text></text:ruby> <text:ruby text:style-name="Ru1"><text:ruby-base>於</text:ruby-base><text:ruby-text>î</text:ruby-text></text:ruby> <text:ruby text:style-name="Ru1"><text:ruby-base>西</text:ruby-base><text:ruby-text>se</text:ruby-text></text:ruby> <text:ruby text:style-name="Ru1"><text:ruby-base>疇</text:ruby-base><text:ruby-text>tiû</text:ruby-text></text:ruby> 。 <text:line-break/><text:soft-page-break/><text:ruby text:style-name="Ru1"><text:ruby-base>或</text:ruby-base><text:ruby-text>he̍k</text:ruby-text></text:ruby> <text:ruby text:style-name="Ru1"><text:ruby-base>命</text:ruby-base><text:ruby-text>bēng</text:ruby-text></text:ruby> <text:ruby text:style-name="Ru1"><text:ruby-base>󠇡巾</text:ruby-base><text:ruby-text>kin</text:ruby-text></text:ruby> <text:ruby text:style-name="Ru1"><text:ruby-base>車</text:ruby-base><text:ruby-text>ki</text:ruby-text></text:ruby> 󠇡， <text:line-break/><text:ruby text:style-name="Ru1"><text:ruby-base>或</text:ruby-base><text:ruby-text>he̍k</text:ruby-text></text:ruby> <text:ruby text:style-name="Ru1"><text:ruby-base>棹</text:ruby-base><text:ruby-text>chāu</text:ruby-text></text:ruby> <text:ruby text:style-name="Ru1"><text:ruby-base>孤</text:ruby-base><text:ruby-text>ko͘</text:ruby-text></text:ruby> <text:ruby text:style-name="Ru1"><text:ruby-base>舟</text:ruby-base><text:ruby-text>chiu</text:ruby-text></text:ruby> 。 <text:line-break/><text:ruby text:style-name="Ru1"><text:ruby-base>既</text:ruby-base><text:ruby-text>kì</text:ruby-text></text:ruby> <text:ruby text:style-name="Ru1"><text:ruby-base>窈</text:ruby-base><text:ruby-text>iáu</text:ruby-text></text:ruby> <text:ruby text:style-name="Ru1"><text:ruby-base>窕</text:ruby-base><text:ruby-text>thiáu</text:ruby-text></text:ruby> <text:ruby text:style-name="Ru1"><text:ruby-base>以</text:ruby-base><text:ruby-text>í</text:ruby-text></text:ruby> <text:ruby text:style-name="Ru1"><text:ruby-base>尋</text:ruby-base><text:ruby-text>sîm</text:ruby-text></text:ruby> <text:ruby text:style-name="Ru1"><text:ruby-base>󠇡壑</text:ruby-base><text:ruby-text>hok</text:ruby-text></text:ruby> ， <text:line-break/><text:ruby text:style-name="Ru1"><text:ruby-base>亦</text:ruby-base><text:ruby-text>e̍k</text:ruby-text></text:ruby> <text:ruby text:style-name="Ru1"><text:ruby-base>崎</text:ruby-base><text:ruby-text>kî</text:ruby-text></text:ruby> <text:ruby text:style-name="Ru1"><text:ruby-base>󠇡嶇</text:ruby-base><text:ruby-text>khu</text:ruby-text></text:ruby> <text:ruby text:style-name="Ru1"><text:ruby-base>而</text:ruby-base><text:ruby-text>jî</text:ruby-text></text:ruby> <text:ruby text:style-name="Ru1"><text:ruby-base>經</text:ruby-base><text:ruby-text>keng</text:ruby-text></text:ruby> <text:ruby text:style-name="Ru1"><text:ruby-base>丘</text:ruby-base><text:ruby-text>Khiu</text:ruby-text></text:ruby> 󠇡。 <text:line-break/><text:soft-page-break/><text:ruby text:style-name="Ru1"><text:ruby-base>木</text:ruby-base><text:ruby-text>bo̍k</text:ruby-text></text:ruby> <text:ruby text:style-name="Ru1"><text:ruby-base>欣</text:ruby-base><text:ruby-text>him</text:ruby-text></text:ruby> <text:ruby text:style-name="Ru1"><text:ruby-base>欣</text:ruby-base><text:ruby-text>him</text:ruby-text></text:ruby> <text:ruby text:style-name="Ru1"><text:ruby-base>以</text:ruby-base><text:ruby-text>í</text:ruby-text></text:ruby> <text:ruby text:style-name="Ru1"><text:ruby-base>向</text:ruby-base><text:ruby-text>hiòng</text:ruby-text></text:ruby> <text:ruby text:style-name="Ru1"><text:ruby-base>榮</text:ruby-base><text:ruby-text>êng</text:ruby-text></text:ruby> ， <text:line-break/><text:ruby text:style-name="Ru1"><text:ruby-base>泉</text:ruby-base><text:ruby-text>choân</text:ruby-text></text:ruby> <text:ruby text:style-name="Ru1"><text:ruby-base>󠇡涓</text:ruby-base><text:ruby-text>koan</text:ruby-text></text:ruby> <text:ruby text:style-name="Ru1"><text:ruby-base>涓</text:ruby-base><text:ruby-text>koan</text:ruby-text></text:ruby> <text:ruby text:style-name="Ru1"><text:ruby-base>而</text:ruby-base><text:ruby-text>jî</text:ruby-text></text:ruby> <text:ruby text:style-name="Ru1"><text:ruby-base>始</text:ruby-base><text:ruby-text>sú</text:ruby-text></text:ruby> <text:ruby text:style-name="Ru1"><text:ruby-base>󠇡流</text:ruby-base><text:ruby-text>liû</text:ruby-text></text:ruby> 󠇡。 <text:line-break/><text:ruby text:style-name="Ru1"><text:ruby-base>善</text:ruby-base><text:ruby-text>siān</text:ruby-text></text:ruby> <text:ruby text:style-name="Ru1"><text:ruby-base>萬</text:ruby-base><text:ruby-text>bān</text:ruby-text></text:ruby> <text:ruby text:style-name="Ru1"><text:ruby-base>物</text:ruby-base><text:ruby-text>bu̍t</text:ruby-text></text:ruby> <text:ruby text:style-name="Ru1"><text:ruby-base>󠇢之</text:ruby-base><text:ruby-text>chi</text:ruby-text></text:ruby> <text:ruby text:style-name="Ru1"><text:ruby-base>得</text:ruby-base><text:ruby-text>tek</text:ruby-text></text:ruby> <text:ruby text:style-name="Ru1"><text:ruby-base>󠇡時</text:ruby-base><text:ruby-text>sî</text:ruby-text></text:ruby> ， <text:line-break/><text:ruby text:style-name="Ru1"><text:ruby-base>感</text:ruby-base><text:ruby-text>kám</text:ruby-text></text:ruby> <text:ruby text:style-name="Ru1"><text:ruby-base>吾</text:ruby-base><text:ruby-text>ngô͘</text:ruby-text></text:ruby> <text:ruby text:style-name="Ru1"><text:ruby-base>生</text:ruby-base><text:ruby-text>seng</text:ruby-text></text:ruby> <text:ruby text:style-name="Ru1"><text:ruby-base>之</text:ruby-base><text:ruby-text>chi</text:ruby-text></text:ruby> <text:ruby text:style-name="Ru1"><text:ruby-base>行</text:ruby-base><text:ruby-text>hêng</text:ruby-text></text:ruby> <text:ruby text:style-name="Ru1"><text:ruby-base>󠇡休</text:ruby-base><text:ruby-text>hiu</text:ruby-text></text:ruby> 。 </text:p>
      <text:p text:style-name="P1"><text:soft-page-break/><text:ruby text:style-name="Ru1"><text:ruby-base>已</text:ruby-base><text:ruby-text>í</text:ruby-text></text:ruby> <text:ruby text:style-name="Ru1"><text:ruby-base>矣</text:ruby-base><text:ruby-text>í</text:ruby-text></text:ruby> <text:ruby text:style-name="Ru1"><text:ruby-base>乎</text:ruby-base><text:ruby-text>hohⁿ</text:ruby-text></text:ruby> ！ <text:line-break/><text:ruby text:style-name="Ru1"><text:ruby-base>寓</text:ruby-base><text:ruby-text>gū</text:ruby-text></text:ruby> <text:ruby text:style-name="Ru1"><text:ruby-base>形</text:ruby-base><text:ruby-text>hêng</text:ruby-text></text:ruby> <text:ruby text:style-name="Ru1"><text:ruby-base>宇</text:ruby-base><text:ruby-text>ú</text:ruby-text></text:ruby> <text:ruby text:style-name="Ru1"><text:ruby-base>內</text:ruby-base><text:ruby-text>lōe</text:ruby-text></text:ruby> <text:ruby text:style-name="Ru1"><text:ruby-base>󠇡復</text:ruby-base><text:ruby-text>ho̍k</text:ruby-text></text:ruby> <text:ruby text:style-name="Ru1"><text:ruby-base>幾</text:ruby-base><text:ruby-text>kí</text:ruby-text></text:ruby> <text:ruby text:style-name="Ru1"><text:ruby-base>󠇡時</text:ruby-base><text:ruby-text>sî</text:ruby-text></text:ruby> ？ <text:line-break/><text:ruby text:style-name="Ru1"><text:ruby-base>曷</text:ruby-base><text:ruby-text>hat</text:ruby-text></text:ruby> <text:ruby text:style-name="Ru1"><text:ruby-base>󠇡不</text:ruby-base><text:ruby-text>put</text:ruby-text></text:ruby> <text:ruby text:style-name="Ru1"><text:ruby-base>委</text:ruby-base><text:ruby-text>úi</text:ruby-text></text:ruby> <text:ruby text:style-name="Ru1"><text:ruby-base>心</text:ruby-base><text:ruby-text>sim</text:ruby-text></text:ruby> <text:ruby text:style-name="Ru1"><text:ruby-base>任</text:ruby-base><text:ruby-text>jīm</text:ruby-text></text:ruby> <text:ruby text:style-name="Ru1"><text:ruby-base>去</text:ruby-base><text:ruby-text>khì</text:ruby-text></text:ruby> <text:ruby text:style-name="Ru1"><text:ruby-base>留</text:ruby-base><text:ruby-text>liû</text:ruby-text></text:ruby> 󠇡？ <text:line-break/><text:ruby text:style-name="Ru1"><text:ruby-base>胡</text:ruby-base><text:ruby-text>hô͘</text:ruby-text></text:ruby> <text:ruby text:style-name="Ru1"><text:ruby-base>爲</text:ruby-base><text:ruby-text>ūi</text:ruby-text></text:ruby> <text:ruby text:style-name="Ru1"><text:ruby-base>乎</text:ruby-base><text:ruby-text>hohⁿ</text:ruby-text></text:ruby> <text:ruby text:style-name="Ru1"><text:ruby-base>遑</text:ruby-base><text:ruby-text>hông</text:ruby-text></text:ruby> <text:ruby text:style-name="Ru1"><text:ruby-base>遑</text:ruby-base><text:ruby-text>hông</text:ruby-text></text:ruby> <text:ruby text:style-name="Ru1"><text:ruby-base>欲</text:ruby-base><text:ruby-text>io̍k</text:ruby-text></text:ruby> <text:ruby text:style-name="Ru1"><text:ruby-base>󠇡何</text:ruby-base><text:ruby-text>hô</text:ruby-text></text:ruby> <text:ruby text:style-name="Ru1"><text:ruby-base>之</text:ruby-base><text:ruby-text>chi</text:ruby-text></text:ruby> ？ <text:line-break/><text:soft-page-break/><text:ruby text:style-name="Ru1"><text:ruby-base>富</text:ruby-base><text:ruby-text>hù</text:ruby-text></text:ruby> <text:ruby text:style-name="Ru1"><text:ruby-base>貴</text:ruby-base><text:ruby-text>kùi</text:ruby-text></text:ruby> <text:ruby text:style-name="Ru1"><text:ruby-base>非</text:ruby-base><text:ruby-text>hui</text:ruby-text></text:ruby> <text:ruby text:style-name="Ru1"><text:ruby-base>吾</text:ruby-base><text:ruby-text>ngô͘</text:ruby-text></text:ruby> <text:ruby text:style-name="Ru1"><text:ruby-base>願</text:ruby-base><text:ruby-text>goān</text:ruby-text></text:ruby> ， <text:line-break/><text:ruby text:style-name="Ru1"><text:ruby-base>帝</text:ruby-base><text:ruby-text>tè</text:ruby-text></text:ruby> <text:ruby text:style-name="Ru1"><text:ruby-base>鄉</text:ruby-base><text:ruby-text>hiong</text:ruby-text></text:ruby> <text:ruby text:style-name="Ru1"><text:ruby-base>不</text:ruby-base><text:ruby-text>put</text:ruby-text></text:ruby> <text:ruby text:style-name="Ru1"><text:ruby-base>可</text:ruby-base><text:ruby-text>khó</text:ruby-text></text:ruby> <text:ruby text:style-name="Ru1"><text:ruby-base>期</text:ruby-base><text:ruby-text>kî</text:ruby-text></text:ruby> 。 <text:line-break/><text:ruby text:style-name="Ru1"><text:ruby-base>懷</text:ruby-base><text:ruby-text>hoâi</text:ruby-text></text:ruby> <text:ruby text:style-name="Ru1"><text:ruby-base>良</text:ruby-base><text:ruby-text>liông</text:ruby-text></text:ruby> <text:ruby text:style-name="Ru1"><text:ruby-base>辰</text:ruby-base><text:ruby-text>sîn</text:ruby-text></text:ruby> <text:ruby text:style-name="Ru1"><text:ruby-base>以</text:ruby-base><text:ruby-text>í</text:ruby-text></text:ruby> <text:ruby text:style-name="Ru1"><text:ruby-base>孤</text:ruby-base><text:ruby-text>ko͘</text:ruby-text></text:ruby> <text:ruby text:style-name="Ru1"><text:ruby-base>往</text:ruby-base><text:ruby-text>óng</text:ruby-text></text:ruby> ， <text:line-break/><text:ruby text:style-name="Ru1"><text:ruby-base>或</text:ruby-base><text:ruby-text>he̍k</text:ruby-text></text:ruby> <text:ruby text:style-name="Ru1"><text:ruby-base>植</text:ruby-base><text:ruby-text>ti̍t</text:ruby-text></text:ruby> <text:ruby text:style-name="Ru1"><text:ruby-base>󠇡杖</text:ruby-base><text:ruby-text>tiōng</text:ruby-text></text:ruby> <text:ruby text:style-name="Ru1"><text:ruby-base>󠇡而</text:ruby-base><text:ruby-text>jî</text:ruby-text></text:ruby> <text:ruby text:style-name="Ru1"><text:ruby-base>耘</text:ruby-base><text:ruby-text>ûn</text:ruby-text></text:ruby> <text:ruby text:style-name="Ru1"><text:ruby-base>耔</text:ruby-base><text:ruby-text>chú</text:ruby-text></text:ruby> 。 <text:line-break/><text:soft-page-break/><text:ruby text:style-name="Ru1"><text:ruby-base>登</text:ruby-base><text:ruby-text>teng</text:ruby-text></text:ruby> <text:ruby text:style-name="Ru1"><text:ruby-base>東</text:ruby-base><text:ruby-text>tong</text:ruby-text></text:ruby> <text:ruby text:style-name="Ru1"><text:ruby-base>󠇡皋</text:ruby-base><text:ruby-text>ko</text:ruby-text></text:ruby> <text:ruby text:style-name="Ru1"><text:ruby-base>以</text:ruby-base><text:ruby-text>í</text:ruby-text></text:ruby> <text:ruby text:style-name="Ru1"><text:ruby-base>舒</text:ruby-base><text:ruby-text>su</text:ruby-text></text:ruby> <text:ruby text:style-name="Ru1"><text:ruby-base>󠇡嘯</text:ruby-base><text:ruby-text>siàu</text:ruby-text></text:ruby> ， <text:line-break/><text:ruby text:style-name="Ru1"><text:ruby-base>臨</text:ruby-base><text:ruby-text>lîm</text:ruby-text></text:ruby> <text:ruby text:style-name="Ru1"><text:ruby-base>清</text:ruby-base><text:ruby-text>chheng</text:ruby-text></text:ruby> <text:ruby text:style-name="Ru1"><text:ruby-base>流</text:ruby-base><text:ruby-text>liû</text:ruby-text></text:ruby> <text:ruby text:style-name="Ru1"><text:ruby-base>󠇡而</text:ruby-base><text:ruby-text>jî</text:ruby-text></text:ruby> <text:ruby text:style-name="Ru1"><text:ruby-base>賦</text:ruby-base><text:ruby-text>hù</text:ruby-text></text:ruby> <text:ruby text:style-name="Ru1"><text:ruby-base>詩</text:ruby-base><text:ruby-text>si</text:ruby-text></text:ruby> 。 <text:line-break/><text:ruby text:style-name="Ru1"><text:ruby-base>聊</text:ruby-base><text:ruby-text>liâu</text:ruby-text></text:ruby> <text:ruby text:style-name="Ru1"><text:ruby-base>乘</text:ruby-base><text:ruby-text>sēng</text:ruby-text></text:ruby> <text:ruby text:style-name="Ru1"><text:ruby-base>化</text:ruby-base><text:ruby-text>hòa</text:ruby-text></text:ruby> <text:ruby text:style-name="Ru1"><text:ruby-base>以</text:ruby-base><text:ruby-text>í</text:ruby-text></text:ruby> <text:ruby text:style-name="Ru1"><text:ruby-base>歸</text:ruby-base><text:ruby-text>kui</text:ruby-text></text:ruby> <text:ruby text:style-name="Ru1"><text:ruby-base>盡</text:ruby-base><text:ruby-text>chīn</text:ruby-text></text:ruby> ， <text:line-break/><text:ruby text:style-name="Ru1"><text:ruby-base>樂</text:ruby-base><text:ruby-text>lo̍k</text:ruby-text></text:ruby> <text:ruby text:style-name="Ru1"><text:ruby-base>夫</text:ruby-base><text:ruby-text>hu</text:ruby-text></text:ruby> <text:ruby text:style-name="Ru1"><text:ruby-base>天</text:ruby-base><text:ruby-text>thian</text:ruby-text></text:ruby> <text:ruby text:style-name="Ru1"><text:ruby-base>󠇡命</text:ruby-base><text:ruby-text>bēng</text:ruby-text></text:ruby> <text:ruby text:style-name="Ru1"><text:ruby-base>󠇡復</text:ruby-base><text:ruby-text>ho̍k</text:ruby-text></text:ruby> <text:ruby text:style-name="Ru1"><text:ruby-base>奚</text:ruby-base><text:ruby-text>hê</text:ruby-text></text:ruby> <text:ruby text:style-name="Ru1"><text:ruby-base>疑</text:ruby-base><text:ruby-text>gî</text:ruby-text></text:ruby> ！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fo:letter-spacing="normal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20%" fo:keep-together="auto" fo:orphans="0" fo:widows="0" style:register-true="false" style:page-number="auto" style:text-autospace="ideograph-alpha" style:punctuation-wrap="hanging" style:line-break="strict" style:snap-to-layout-grid="false"/>
      <style:text-properties fo:font-size="48pt" fo:letter-spacing="normal" style:letter-kerning="false" style:font-name-asian="魏碑-繁" style:font-family-asian="魏碑-繁" style:font-style-name-asian="標準" style:font-pitch-asian="variable" style:font-size-asian="48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 style:register-true="false"/>
      <style:text-properties fo:font-size="48pt" fo:letter-spacing="normal" fo:font-weight="normal" style:font-name-asian="魏碑-繁1" style:font-family-asian="魏碑-繁" style:font-style-name-asian="粗體" style:font-pitch-asian="variable" style:font-size-asian="48pt" style:font-weight-asian="normal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fo:font-size="11pt" style:font-size-asian="11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iriam Libre" fo:font-family="'Miriam Libre'" style:font-style-name="標準" style:font-pitch="variable" fo:font-size="16pt" style:text-underline-style="none" style:font-name-asian="圓體-繁" style:font-family-asian="圓體-繁" style:font-style-name-asian="標準" style:font-pitch-asian="variable" style:font-size-asian="16pt" style:font-size-complex="6pt" style:text-emphasize="none"/>
    </style:style>
    <style:style style:name="Graphics" style:family="graphic">
      <style:graphic-properties text:anchor-type="paragraph" svg:x="0cm" svg:y="0cm" style:run-through="background" style:wrap="run-through" style:number-wrapped-paragraphs="no-limit" style:vertical-pos="bottom" style:vertical-rel="page" style:horizontal-pos="left" style:horizontal-rel="page-start-margin" draw:opacity="20%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3.999cm, 8.664cm, 1.849cm, 10.497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Mfr2" style:family="graphic" style:parent-style-name="Graphics">
      <style:graphic-properties style:protect="content size position" style:vertical-pos="bottom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2.499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影像1" text:anchor-type="char" svg:x="21.541cm" svg:y="5.676cm" svg:width="6.659cm" svg:height="12.158cm" draw:z-index="28"><draw:image xlink:href="Pictures/10000001000003E8000003E8E1DF447728596612.png" xlink:type="simple" xlink:show="embed" xlink:actuate="onLoad" draw:mime-type="image/png"/></draw:frame><draw:frame draw:style-name="Mfr2" draw:name="影像2" text:anchor-type="char" svg:width="29.699cm" svg:height="21.001cm" draw:z-index="1"><draw:image xlink:href="Pictures/100000000000177000000FA0C3824DD6CD5036AA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9H48M49S</meta:editing-duration>
    <meta:editing-cycles>106</meta:editing-cycles>
    <meta:generator>LibreOffice/7.2.5.2$MacOSX_X86_64 LibreOffice_project/499f9727c189e6ef3471021d6132d4c694f357e5</meta:generator>
    <dc:title>出師表</dc:title>
    <dc:date>2022-03-09T10:57:59.731280907</dc:date>
    <meta:document-statistic meta:table-count="0" meta:image-count="2" meta:object-count="0" meta:page-count="15" meta:paragraph-count="4" meta:word-count="480" meta:character-count="937" meta:non-whitespace-character-count="480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